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bb0" officeooo:paragraph-rsid="001d9bb0"/>
    </style:style>
    <style:style style:name="P2" style:family="paragraph" style:parent-style-name="Standard">
      <style:paragraph-properties fo:text-align="start" style:justify-single-word="false"/>
      <style:text-properties officeooo:rsid="001d9bb0" officeooo:paragraph-rsid="001d9bb0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9bb0" officeooo:paragraph-rsid="001d9bb0"/>
    </style:style>
    <style:style style:name="P4" style:family="paragraph" style:parent-style-name="Standard">
      <style:text-properties fo:font-weight="bold" officeooo:rsid="001d9bb0" officeooo:paragraph-rsid="001d9bb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ecb8f" officeooo:paragraph-rsid="001ecb8f"/>
    </style:style>
    <style:style style:name="P6" style:family="paragraph" style:parent-style-name="Standard">
      <style:paragraph-properties fo:text-align="start" style:justify-single-word="false"/>
      <style:text-properties officeooo:rsid="00231c7d" officeooo:paragraph-rsid="00231c7d"/>
    </style:style>
    <style:style style:name="P7" style:family="paragraph" style:parent-style-name="Standard">
      <style:paragraph-properties fo:text-align="start" style:justify-single-word="false"/>
      <style:text-properties officeooo:rsid="0025cc43" officeooo:paragraph-rsid="0025cc43"/>
    </style:style>
    <style:style style:name="P8" style:family="paragraph">
      <loext:graphic-properties draw:fill-color="#ff0000"/>
    </style:style>
    <style:style style:name="T1" style:family="text">
      <style:text-properties officeooo:rsid="00231c7d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svg:stroke-color="#ff0000" draw:fill-color="#ff0000" draw:auto-grow-height="false" fo:min-height="0.1929in" fo:min-width="0.4728in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28in" fo:min-width="0.4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4429in" fo:min-width="0.406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0/9/21</text:p>
      <text:p text:style-name="P1"/>
      <text:p text:style-name="P3">Liquidacion sueldos y jornales</text:p>
      <text:p text:style-name="P4">TAREA: Sindicato ?, Gremio ?</text:p>
      <text:p text:style-name="P1"/>
      <text:p text:style-name="P2">Cnacional → 14 Bis → Negocia colectiva</text:p>
      <text:p text:style-name="P2"/>
      <text:p text:style-name="P2">Trabajo por tiempo</text:p>
      <text:p text:style-name="P2">Supongamos que:</text:p>
      <text:p text:style-name="P2">→ $40.000 mensuales (salario basico) </text:p>
      <text:p text:style-name="P2">Previsional → 11%</text:p>
      <text:p text:style-name="P2">Obra sociual → 3%</text:p>
      <text:p text:style-name="P2">IPS → 3%</text:p>
      <text:p text:style-name="P2">Total = 17%</text:p>
      <text:p text:style-name="P2"/>
      <text:p text:style-name="P5">Trabajo nocturno 21:00hs hasta las 6:00hs</text:p>
      <text:p text:style-name="P5">SB = Salario Base</text:p>
      <text:p text:style-name="P5"><draw:frame draw:style-name="fr1" draw:name="Object1" text:anchor-type="as-char" svg:y="-0.2437in" svg:width="0.7098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6">Liquidacion de sueldo por renuncia</text:p>
      <text:p text:style-name="P6">1- Dias trabajados</text:p>
      <text:p text:style-name="P6">2- S.A.C. Porporcional</text:p>
      <text:p text:style-name="P6">3- Vacaciones proporcionales</text:p>
      <text:p text:style-name="P6"/>
      <text:p text:style-name="P7">Actividades</text:p>
      <text:p text:style-name="P7">Investigue: convenio colectivode trabajo para tecnico electronico</text:p>
      <text:p text:style-name="P5"/>
      <text:p text:style-name="P5"/>
      <text:p text:style-name="P5"><draw:custom-shape text:anchor-type="paragraph" draw:z-index="3" draw:name="Shape3" draw:style-name="gr1" draw:text-style-name="P8" svg:width="0.615in" svg:height="0.5941in" svg:x="1.8929in" svg:y="0.0161in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/text:p>
      <text:p text:style-name="P5"><draw:custom-shape text:anchor-type="paragraph" draw:z-index="1" draw:name="Shape1" draw:style-name="gr3" svg:width="0.5732in" svg:height="0.6252in" svg:x="1.1016in" svg:y="0.0846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" draw:name="Shape2" draw:style-name="gr2" svg:width="0.6043in" svg:height="0.6043in" svg:x="2.6953in" svg:y="0.1055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5"/>
      <text:p text:style-name="P5"/>
      <text:p text:style-name="P5"/>
      <text:p text:style-name="P5"/>
      <text:p text:style-name="P5"><text:tab/><text:tab/> <text:s text:c="2"/><text:span text:style-name="T1">baka <text:tab/><text:tab/><text:tab/><text:tab/>sant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30T19:44:55.143410056</meta:creation-date>
    <dc:date>2021-09-30T20:39:53.926815137</dc:date>
    <meta:editing-duration>PT54M57S</meta:editing-duration>
    <meta:editing-cycles>6</meta:editing-cycles>
    <meta:generator>LibreOffice/7.1.6.2$Linux_X86_64 LibreOffice_project/10$Build-2</meta:generator>
    <meta:document-statistic meta:table-count="0" meta:image-count="0" meta:object-count="1" meta:page-count="1" meta:paragraph-count="21" meta:word-count="74" meta:character-count="481" meta:non-whitespace-character-count="417"/>
  </office:meta>
</office:document-meta>
</file>

<file path=Object 1/content.xml><?xml version="1.0" encoding="utf-8"?>
<math xmlns="http://www.w3.org/1998/Math/MathML" display="block">
  <semantics>
    <mfrac>
      <mrow>
        <mi mathvariant="italic">SB</mi>
        <mo stretchy="false">∗</mo>
        <mn>1.33</mn>
      </mrow>
      <mn>192</mn>
    </mfrac>
    <annotation encoding="StarMath 5.0">SB*1.33 over 192</annotation>
  </semantics>
</math>
</file>